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7.478cm"/>
    </style:style>
    <style:style style:name="P1" style:family="paragraph">
      <style:paragraph-properties fo:margin-left="0cm" fo:margin-right="0cm" text:enable-numbering="false" fo:text-indent="0cm"/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4.52cm" svg:height="17.478cm" svg:x="-0.461cm" svg:y="1.496cm">
          <draw:text-box>
            <text:p text:style-name="P1">Het is miejn bedoeling om voor een hulpmidtel te zorgen voor verzamelaars van fossiele haaietanden en daaraan gerelateerde zaken.</text:p>
            <text:p text:style-name="P1">Ik hoop dat we door widerzijdse ruiling van soorten en informatie elkaars collecties kunneen completeren. </text:p>
            <text:p text:style-name="P1">Het is miejn bedoeling om voor een hulpmidtel te zorgen voor verzamelaars van fossiele haaietanden en daaraan gerelateerde zaken.</text:p>
            <text:p text:style-name="P1">Ik hoop dat we door widerzijdse ruiling van soorten en informatie elkaars collecties kunneen completeren. </text:p>
            <text:p text:style-name="P1">Het is miejn bedoeling om voor een hulpmidtel te zorgen voor verzamelaars van fossiele haaietanden en daaraan gerelateerde zaken.</text:p>
            <text:p text:style-name="P1">Ik hoop dat we door widerzijdse ruiling van soorten en informatie elkaars collecties kunneen completeren.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nl" fo:country="NL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545cm" fo:margin-left="0.55cm" fo:margin-right="0.68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initial-creator>Thorsten Peters</meta:initial-creator>
    <meta:creation-date>1999-05-19T09:58:09</meta:creation-date>
    <dc:date>2008-01-02T13:03:04</dc:date>
    <meta:editing-cycles>1</meta:editing-cycles>
    <meta:editing-duration>PT0S</meta:editing-duration>
    <meta:user-defined meta:name="Info 0"/>
    <meta:user-defined meta:name="Info 1"/>
    <meta:user-defined meta:name="Info 2"/>
    <meta:user-defined meta:name="Info 3"/>
    <meta:document-statistic meta:object-count="1"/>
  </office:meta>
</office:document-meta>
</file>